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0000000334206E27AF636DBC71.png" manifest:media-type="image/png"/>
  <manifest:file-entry manifest:full-path="Pictures/100002010000049700000309E47CFF8ED9A4DE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8.382cm" svg:height="11.428cm" svg:x="4.224cm" svg:y="3.75cm">
            <draw:image xlink:href="Pictures/100002010000049700000309E47CFF8ED9A4DEEC.png" xlink:type="simple" xlink:show="embed" xlink:actuate="onLoad">
              <text:p/>
            </draw:image>
          </draw:frame>
          <draw:line draw:style-name="gr2" draw:text-style-name="P1" draw:layer="layout" svg:x1="13.195cm" svg:y1="14.146cm" svg:x2="13.195cm" svg:y2="5.115cm">
            <text:p/>
          </draw:line>
        </draw:g>
        <draw:frame draw:style-name="gr3" draw:text-style-name="P2" draw:layer="layout" svg:width="18.288cm" svg:height="0.962cm" svg:x="7.366cm" svg:y="1.778cm">
          <draw:text-box>
            <text:p>Doppler corrected Energy (400 AmeV) for 82° , Pb 2.614 MeV</text:p>
          </draw:text-box>
        </draw:frame>
        <draw:line draw:style-name="gr4" draw:text-style-name="P1" draw:layer="layout" svg:x1="13.97cm" svg:y1="2.54cm" svg:x2="13.195cm" svg:y2="5.115cm">
          <text:p/>
        </draw:line>
        <draw:frame draw:style-name="gr5" draw:text-style-name="P2" draw:layer="layout" svg:width="4.826cm" svg:height="0.962cm" svg:x="14.224cm" svg:y="4.318cm">
          <draw:text-box>
            <text:p>3.36MeV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4" draw:layer="layout" svg:width="24.891cm" svg:height="13.288cm" svg:x="1.27cm" svg:y="2.206cm">
          <draw:image xlink:href="Pictures/100002010000060000000334206E27AF636DBC71.png" xlink:type="simple" xlink:show="embed" xlink:actuate="onLoad">
            <text:p/>
          </draw:image>
        </draw:frame>
        <draw:line draw:style-name="gr2" draw:text-style-name="P1" draw:layer="layout" svg:x1="12.278cm" svg:y1="14.178cm" svg:x2="12.278cm" svg:y2="2.694cm">
          <text:p/>
        </draw:line>
        <draw:frame draw:style-name="gr3" draw:text-style-name="P2" draw:layer="layout" svg:width="18.288cm" svg:height="0.962cm" svg:x="7.366cm" svg:y="1.07cm">
          <draw:text-box>
            <text:p>Doppler corrected Energy (400 AmeV) for 82° , Pb 2.614 MeV</text:p>
          </draw:text-box>
        </draw:frame>
        <draw:frame draw:style-name="gr5" draw:text-style-name="P2" draw:layer="layout" svg:width="5.842cm" svg:height="0.962cm" svg:x="12.346cm" svg:y="3.102cm">
          <draw:text-box>
            <text:p>4.29 MeV</text:p>
          </draw:text-box>
        </draw:frame>
        <draw:line draw:style-name="gr4" draw:text-style-name="P1" draw:layer="layout" svg:x1="12.7cm" svg:y1="1.778cm" svg:x2="12.278cm" svg:y2="2.694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5:08:26.455489935</meta:creation-date>
    <dc:date>2023-06-05T15:45:17.877599586</dc:date>
    <meta:editing-duration>PT10M</meta:editing-duration>
    <meta:editing-cycles>2</meta:editing-cycles>
    <meta:generator>LibreOffice/6.0.7.3$Linux_X86_64 LibreOffice_project/00m0$Build-3</meta:generator>
    <meta:document-statistic meta:object-count="36"/>
  </office:meta>
</office:document-meta>
</file>